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3744b" officeooo:paragraph-rsid="0003744b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03744b" officeooo:paragraph-rsid="0003744b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8d794" officeooo:paragraph-rsid="0008d79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a8aa2" officeooo:paragraph-rsid="000a8aa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6f7e5" officeooo:paragraph-rsid="0006f7e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6pt" officeooo:rsid="0006f7e5" officeooo:paragraph-rsid="0006f7e5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font-size="6pt" officeooo:rsid="000a8aa2" officeooo:paragraph-rsid="000a8aa2" style:font-size-asian="6pt" style:font-size-complex="6pt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03744b" officeooo:paragraph-rsid="0003744b" style:font-size-asian="10.5pt" style:font-size-complex="12pt"/>
    </style:style>
    <style:style style:name="P9" style:family="paragraph" style:parent-style-name="Text_20_body">
      <style:paragraph-properties fo:text-align="start" style:justify-single-word="false"/>
      <style:text-properties officeooo:paragraph-rsid="00081362"/>
    </style:style>
    <style:style style:name="P10" style:family="paragraph" style:parent-style-name="Standard" style:list-style-name="L5">
      <style:paragraph-properties fo:text-align="start" style:justify-single-word="false"/>
      <style:text-properties fo:font-size="12pt" officeooo:rsid="0003744b" officeooo:paragraph-rsid="0003744b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6pt" officeooo:rsid="000a8aa2" officeooo:paragraph-rsid="000a8aa2" style:font-size-asian="6pt" style:font-size-complex="6pt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paragraph-rsid="00081362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paragraph-rsid="00081362"/>
    </style:style>
    <style:style style:name="P14" style:family="paragraph" style:parent-style-name="Text_20_body" style:list-style-name="L3">
      <style:paragraph-properties fo:text-align="start" style:justify-single-word="false"/>
      <style:text-properties officeooo:paragraph-rsid="00081362"/>
    </style:style>
    <style:style style:name="P15" style:family="paragraph" style:parent-style-name="Text_20_body" style:list-style-name="L5">
      <style:paragraph-properties fo:text-align="start" style:justify-single-word="false"/>
      <style:text-properties officeooo:paragraph-rsid="00081362"/>
    </style:style>
    <style:style style:name="P16" style:family="paragraph" style:parent-style-name="Text_20_body">
      <style:paragraph-properties fo:text-align="start" style:justify-single-word="false"/>
      <style:text-properties fo:font-size="12pt" fo:font-weight="bold" officeooo:rsid="0003744b" officeooo:paragraph-rsid="00081362" style:font-size-asian="10.5pt" style:font-weight-asian="bold" style:font-size-complex="12pt" style:font-weight-complex="bold"/>
    </style:style>
    <style:style style:name="P17" style:family="paragraph" style:parent-style-name="Text_20_body" style:list-style-name="L4">
      <style:paragraph-properties fo:text-align="start" style:justify-single-word="false"/>
      <style:text-properties fo:font-size="12pt" officeooo:rsid="0003744b" officeooo:paragraph-rsid="00081362" style:font-size-asian="10.5pt" style:font-size-complex="12pt"/>
    </style:style>
    <style:style style:name="P18" style:family="paragraph" style:parent-style-name="Text_20_body" style:list-style-name="L5">
      <style:paragraph-properties fo:text-align="start" style:justify-single-word="false"/>
      <style:text-properties fo:font-size="12pt" officeooo:rsid="0003744b" officeooo:paragraph-rsid="00081362" style:font-size-asian="10.5pt" style:font-size-complex="12pt"/>
    </style:style>
    <style:style style:name="P19" style:family="paragraph" style:parent-style-name="Text_20_body" style:list-style-name="L5">
      <style:paragraph-properties fo:text-align="start" style:justify-single-word="false"/>
      <style:text-properties officeooo:rsid="00081362" officeooo:paragraph-rsid="00081362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3744b" style:font-size-asian="10.5pt" style:font-size-complex="12pt"/>
    </style:style>
    <style:style style:name="T3" style:family="text">
      <style:text-properties fo:font-size="12pt" officeooo:rsid="0006f7e5" style:font-size-asian="10.5pt" style:font-size-complex="12pt"/>
    </style:style>
    <style:style style:name="T4" style:family="text">
      <style:text-properties fo:font-size="12pt" officeooo:rsid="00081362" style:font-size-asian="10.5pt" style:font-size-complex="12pt"/>
    </style:style>
    <style:style style:name="T5" style:family="text">
      <style:text-properties fo:font-size="12pt" fo:font-weight="normal" officeooo:rsid="0003744b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nse Hat</text:p>
      <text:p text:style-name="P1"/>
      <text:p text:style-name="P8"><text:span text:style-name="Strong_20_Emphasis">Technische Daten:</text:span></text:p>
      <text:list xml:id="list7264999321851362993" text:style-name="L1">
        <text:list-item>
          <text:p text:style-name="P12"><text:span text:style-name="Strong_20_Emphasis"><text:span text:style-name="T5">Prozessorfamilie: tinyAVR</text:span></text:span></text:p>
        </text:list-item>
      </text:list>
      <text:list xml:id="list5056245021742358162" text:style-name="L2">
        <text:list-item>
          <text:p text:style-name="P13">Prozessorhersteller: Atmel</text:p>
        </text:list-item>
      </text:list>
      <text:list xml:id="list4832287773770344590" text:style-name="L3">
        <text:list-item>
          <text:p text:style-name="P14">Prozessorkern: ATtiny88 </text:p>
        </text:list-item>
      </text:list>
      <text:p text:style-name="P16">Er verfügt über folgende technische Spezifikationen:</text:p>
      <text:list xml:id="list6140442294733729934" text:style-name="L4">
        <text:list-item>
          <text:p text:style-name="P17">Gyroskop – Winkelgeschwindigkeitssensor: +/-245/500/2000dps</text:p>
        </text:list-item>
      </text:list>
      <text:p text:style-name="P9"><text:span text:style-name="T2"><text:tab/><text:tab/>-</text:span><text:span text:style-name="T3">hilft bei der Orientierung und Überwachung von Drehbewegungen</text:span></text:p>
      <text:list xml:id="list8097935854050622388" text:style-name="L5">
        <text:list-item>
          <text:p text:style-name="P18">Beschleunigungsmesser – linearer Beschleunigungssensor: +/-2/4/8/16 g</text:p>
        </text:list-item>
        <text:list-item>
          <text:p text:style-name="P18">Magnetometer – magnetischer Sensor: +/- 4/8/12/16 Gauß</text:p>
        </text:list-item>
        <text:list-item>
          <text:p text:style-name="P18"><text:s/>Barometer mit einer absoluten Skala von 260–1260 hPa (die Genauigkeit hängt von <text:s text:c="3"/><text:tab/>Temperatur und Druck ab; +/- 0,1 hPa bei normalen Bedingungen)</text:p>
        </text:list-item>
        <text:list-item>
          <text:p text:style-name="P18"><text:s/>Temperatursensor (Temperaturgenauigkeit von +/- 2°C auf einer Skala von 0-65°C)</text:p>
        </text:list-item>
        <text:list-item>
          <text:p text:style-name="P15"><text:span text:style-name="T4">r</text:span><text:span text:style-name="T2">elativen Feuchtigkeitsmesser (Genauigkeit von +/- 4,5% bei einer Skala von 20-80% Luftfeuchtigkeit, bis auf +/- 0,5°C genau bei einer Skala von 14-40°C)</text:span></text:p>
        </text:list-item>
        <text:list-item>
          <text:p text:style-name="P18">8x8 LED-Matrix-Display</text:p>
          <text:list>
            <text:list-item>
              <text:list>
                <text:list-header>
                  <text:p text:style-name="P19"><text:span text:style-name="T2">- </text:span><text:span text:style-name="T1">gibt alle herausgefundenen Informationen wieder</text:span></text:p>
                </text:list-header>
              </text:list>
            </text:list-item>
          </text:list>
        </text:list-item>
        <text:list-item>
          <text:p text:style-name="P10">kleiner Joystick mit 5 Knöpfen</text:p>
        </text:list-item>
      </text:list>
      <text:p text:style-name="P2"/>
      <text:p text:style-name="P5">Sense Hat kommt zum Einsatz wenn das Auto Gps gesteuert fährt </text:p>
      <text:p text:style-name="P6"/>
      <text:p text:style-name="P7">from sense_hat import SenseHat</text:p>
      <text:p text:style-name="P7">import time</text:p>
      <text:p text:style-name="P7"/>
      <text:p text:style-name="P7">sense = SenseHat()</text:p>
      <text:p text:style-name="P7"/>
      <text:p text:style-name="P7">w = [150, 150, 150]</text:p>
      <text:p text:style-name="P7">b = [0, 0, 255]</text:p>
      <text:p text:style-name="P7">e = [0, 0, 0]</text:p>
      <text:p text:style-name="P7"/>
      <text:p text:style-name="P7">image = [</text:p>
      <text:p text:style-name="P7">e,e,e,e,e,e,e,e,</text:p>
      <text:p text:style-name="P7">e,e,e,e,e,e,e,e,</text:p>
      <text:p text:style-name="P7">w,w,w,e,e,w,w,w,</text:p>
      <text:p text:style-name="P7">w,w,b,e,e,w,w,b,</text:p>
      <text:p text:style-name="P7">w,w,w,e,e,w,w,w,</text:p>
      <text:p text:style-name="P7">e,e,e,e,e,e,e,e,</text:p>
      <text:p text:style-name="P7">e,e,e,e,e,e,e,e,</text:p>
      <text:p text:style-name="P7">e,e,e,e,e,e,e,e</text:p>
      <text:p text:style-name="P7">]</text:p>
      <text:p text:style-name="P7"/>
      <text:p text:style-name="P7">sense.set_pixels(image)</text:p>
      <text:p text:style-name="P7"/>
      <text:p text:style-name="P7">while True:</text:p>
      <text:p text:style-name="P7"><text:s text:c="4"/>time.sleep(1)</text:p>
      <text:p text:style-name="P7"><text:s text:c="4"/>sense.flip_h()</text:p>
      <text:p text:style-name="P3">Einführung:</text:p>
      <text:p text:style-name="P3"><text:a xlink:type="simple" xlink:href="https://www.raspberrypi.org/learning/getting-started-with-the-sense-hat/worksheet/" text:style-name="Internet_20_link" text:visited-style-name="Visited_20_Internet_20_Link">https://www.raspberrypi.org/learning/getting-started-with-the-sense-hat/worksheet/</text:a></text:p>
      <text:p text:style-name="P4">Dokumentationen:</text:p>
      <text:p text:style-name="P4"><text:a xlink:type="simple" xlink:href="https://pythonhosted.org/sense-hat/" text:style-name="Internet_20_link" text:visited-style-name="Visited_20_Internet_20_Link">https://pythonhosted.org/sense-hat/</text:a></text:p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9:21:30.003298952</meta:creation-date>
    <dc:date>2017-03-16T09:01:29.081704197</dc:date>
    <meta:editing-duration>PT1H26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41" meta:word-count="174" meta:character-count="1410" meta:non-whitespace-character-count="1269"/>
  </office:meta>
</office:document-meta>
</file>